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.onAnyIncoming( Listener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offAnyOutgo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emit( final String event , final Object [ ] args , final Ack 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ocket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cket.onconnec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.offAnyIncoming( Listener f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et.packet( Packet pack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cket.offAnyInco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onAnyOutgoing( Listener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cket.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call( final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cket.onpacket( Packet &lt; ? &gt; packe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ocket.onclose( String rea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et.subEv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ocket.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emit( final String event , final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cke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.ack( final int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cket.destro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cket.onack( Packet &lt; JSONArray &gt; pack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et.Socket( Manager io , String nsp , Manager . 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et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ondis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et.on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et.onevent( Packet &lt; JSONArray &gt; pack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cket.emitBuffe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e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send( final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et.toArray( JSONArray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cket.offAnyOutgoing( Listener f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et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